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C1500001111E5094EB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2.278in" svg:y="-0.7874in" svg:width="8.2661in" svg:height="11.6756in" draw:z-index="0"><draw:image xlink:href="Pictures/1000000100000C1500001111E5094EB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9T21:39:03.088000000</meta:creation-date>
    <meta:print-date>2025-05-17T13:00:19.903000000</meta:print-date>
    <dc:date>2025-12-08T14:12:34.358000000</dc:date>
    <meta:editing-duration>PT13H41M20S</meta:editing-duration>
    <meta:editing-cycles>4</meta:editing-cycles>
    <meta:generator>LibreOffice/7.6.4.1$Windows_X86_64 LibreOffice_project/e19e193f88cd6c0525a17fb7a176ed8e6a3e2aa1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